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ody_20_Text_20_Cont">
      <style:text-properties officeooo:paragraph-rsid="000752a1"/>
    </style:style>
    <style:style style:name="P2" style:family="paragraph" style:parent-style-name="Standard">
      <style:text-properties style:font-name="Wingdings" fo:font-size="14pt" style:font-name-asian="Wingdings" style:font-size-asian="14pt" style:font-name-complex="Wingdings" style:font-size-complex="14pt"/>
    </style:style>
    <style:style style:name="P3" style:family="paragraph" style:parent-style-name="Chapter_20_Title">
      <style:paragraph-properties>
        <style:tab-stops>
          <style:tab-stop style:position="0.8126in"/>
        </style:tab-stops>
      </style:paragraph-properties>
    </style:style>
    <style:style style:name="P4" style:family="paragraph" style:parent-style-name="Chapter_20_Title" style:master-page-name="First_20_Page">
      <style:paragraph-properties style:page-number="auto">
        <style:tab-stops>
          <style:tab-stop style:position="0.8126in"/>
        </style:tab-stops>
      </style:paragraph-properties>
    </style:style>
    <style:style style:name="P5" style:family="paragraph" style:parent-style-name="Bullet">
      <style:paragraph-properties fo:margin-left="0.65in" fo:margin-right="0.6in" fo:text-indent="-0.25in" style:auto-text-indent="false"/>
    </style:style>
    <style:style style:name="P6" style:family="paragraph" style:parent-style-name="Chapter_20_Number">
      <style:text-properties style:font-name="Wingdings" style:font-name-complex="Wingdings"/>
    </style:style>
    <style:style style:name="P7" style:family="paragraph" style:parent-style-name="Footer">
      <style:paragraph-properties fo:text-align="end" style:justify-single-word="false"/>
    </style:style>
    <style:style style:name="P8" style:family="paragraph" style:parent-style-name="Footer_20_Text">
      <style:paragraph-properties fo:margin-top="0.25in" fo:margin-bottom="0.1665in" style:contextual-spacing="false" fo:text-align="end" style:justify-single-word="false"/>
    </style:style>
    <style:style style:name="P9" style:family="paragraph" style:parent-style-name="Body_20_Text_20_Cont">
      <style:text-properties officeooo:paragraph-rsid="000752a1"/>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ent-style-name="Code">
      <style:text-properties style:font-name-asian="TheSansMonoConNormal"/>
    </style:style>
    <style:style style:name="P12" style:family="paragraph">
      <style:paragraph-properties fo:margin-top="0in" fo:margin-bottom="0.139in" fo:line-height="115%" style:writing-mode="lr-tb"/>
    </style:style>
    <style:style style:name="P13" style:family="paragraph">
      <style:paragraph-properties style:writing-mode="lr-tb"/>
    </style:style>
    <style:style style:name="T1" style:family="text">
      <style:text-properties officeooo:rsid="000752a1"/>
    </style:style>
    <style:style style:name="T2" style:family="text">
      <style:text-properties style:font-name="Calibri" officeooo:rsid="000752a1" style:font-name-complex="Calibri" text:display="true"/>
    </style:style>
    <style:style style:name="T3" style:family="text">
      <style:text-properties style:font-name-asian="TheSansMonoConNormal"/>
    </style:style>
    <style:style style:name="T4" style:family="text"/>
    <style:style style:name="T5" style:family="text">
      <style:text-properties officeooo:rsid="000802ee"/>
    </style:style>
    <style:style style:name="T6" style:family="text">
      <style:text-properties fo:font-weight="bold" style:font-weight-asian="bold" style:font-weight-complex="bold"/>
    </style:style>
    <style:style style:name="T7" style:family="text">
      <style:text-properties style:font-name="Calibri" fo:font-weight="bold" style:font-weight-asian="bold" style:font-name-complex="Calibri" text:display="true"/>
    </style:style>
    <style:style style:name="T8" style:family="text">
      <style:text-properties style:font-name="Calibri" style:font-name-complex="Calibri" text:display="true"/>
    </style:style>
    <style:style style:name="T9" style:family="text">
      <style:text-properties style:font-name="Calibri" officeooo:rsid="000752a1" style:font-name-complex="Calibri" text:display="true"/>
    </style:style>
    <style:style style:name="T10" style:family="text">
      <style:text-properties style:font-name-asian="Utopia"/>
    </style:style>
    <style:style style:name="T11" style:family="text">
      <style:text-properties style:font-name-asian="TheSansMonoConNormal"/>
    </style:style>
    <style:style style:name="T12" style:family="text">
      <style:text-properties fo:font-size="8pt" style:font-size-asian="8pt" style:font-size-complex="8pt"/>
    </style:style>
    <style:style style:name="T13" style:family="text">
      <style:text-properties fo:color="#bfbfbf" fo:font-size="8pt" style:font-size-asian="8pt" style:font-size-complex="8pt"/>
    </style:style>
    <style:style style:name="T14" style:family="text">
      <style:text-properties style:font-name="Wingdings" style:font-name-complex="Wingdings"/>
    </style:style>
    <style:style style:name="T15" style:family="text">
      <style:text-properties officeooo:rsid="000752a1"/>
    </style:style>
    <style:style style:name="T16" style:family="text">
      <style:text-properties officeooo:rsid="000802ee"/>
    </style:style>
    <style:style style:name="T17" style:family="text">
      <style:text-properties officeooo:rsid="00088bee"/>
    </style:style>
    <style:style style:name="T18" style:family="text">
      <style:text-properties style:use-window-font-color="true" style:font-name="Calibri" fo:font-size="12pt" fo:language="en" fo:country="US" style:letter-kerning="true" style:font-name-asian="Times New Roman" style:font-size-asian="12pt" style:font-name-complex="Calibri" style:font-size-complex="12pt" style:language-complex="ar" style:country-complex="SA"/>
    </style:style>
    <style:style style:name="T19" style:family="text">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style:style>
    <style:style style:name="T20" style:family="text">
      <style:text-properties fo:color="#000000" style:font-name="Verdana" fo:font-size="9pt" fo:language="en" fo:country="GB" style:letter-kerning="true" style:font-name-asian="Times New Roman" style:font-size-asian="9pt" style:font-name-complex="Times New Roman" style:font-size-complex="9pt" style:language-complex="ar" style:country-complex="SA"/>
    </style:style>
    <style:style style:name="T21" style:family="text">
      <style:text-properties fo:color="#3f6e74" style:font-name="Menlo Regular" fo:font-size="12pt" fo:language="en" fo:country="US" style:letter-kerning="true" style:font-name-asian="Times New Roman" style:font-size-asian="12pt" style:font-name-complex="Menlo Regular" style:font-size-complex="12pt" style:language-complex="ar" style:country-complex="SA"/>
    </style:style>
    <style:style style:name="T22" style:family="text">
      <style:text-properties fo:color="#000000" style:font-name="Menlo Regular" fo:font-size="12pt" fo:language="en" fo:country="US" style:letter-kerning="true" style:font-name-asian="Times New Roman" style:font-size-asian="12pt" style:font-name-complex="Menlo Regular" style:font-size-complex="12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8666208" text:id="ct58666208">
          <text:insertion>
            <office:change-info>
              <dc:creator>Ray Lischner</dc:creator>
              <dc:date>2013-11-17T09:23:00</dc:date>
            </office:change-info>
          </text:insertion>
        </text:changed-region>
        <text:changed-region xml:id="ct58630272" text:id="ct58630272">
          <text:insertion>
            <office:change-info>
              <dc:creator>Ray Lischner</dc:creator>
              <dc:date>2013-11-17T09:25:00</dc:date>
            </office:change-info>
          </text:insertion>
        </text:changed-region>
        <text:changed-region xml:id="ct58815424" text:id="ct58815424">
          <text:deletion>
            <office:change-info>
              <dc:creator>Ray Lischner</dc:creator>
              <dc:date>2013-11-17T09:25:00</dc:date>
            </office:change-info>
            <text:p text:style-name="Body_20_Text_20_Cont">
<text:span text:style-name="T1">dependent type (that is, </text:span>
<text:span text:style-name="Comment_20_Reference">
<text:span text:style-name="T2">
<office:annotation>
<dc:creator>Stefan Turalski</dc:creator>
<dc:date>2013-11-03T15:46:00</dc:date>
<text:p text:style-name="P12">
<text:span text:style-name="T19">I always preferred the straightforward: “</text:span>
<text:span text:style-name="T20">names that depend on the template parameters but aren’t declared within the template.”</text:span>
</text:p>
</office:annotation>
</text:span>
</text:span>
<text:span text:style-name="T1">the class is a template parameter or otherwise depends on a template parameter)</text:span>
</text:p>
          </text:deletion>
        </text:changed-region>
        <text:changed-region xml:id="ct58710336" text:id="ct58710336">
          <text:deletion>
            <office:change-info>
              <dc:creator>Ray Lischner</dc:creator>
              <dc:date>2013-11-17T09:26:00</dc:date>
            </office:change-info>
            <text:p text:style-name="Body_20_Text_20_Cont">must</text:p>
          </text:deletion>
        </text:changed-region>
        <text:changed-region xml:id="ct58673440" text:id="ct58673440">
          <text:insertion>
            <office:change-info>
              <dc:creator>Ray Lischner</dc:creator>
              <dc:date>2013-11-17T09:26:00</dc:date>
            </office:change-info>
          </text:insertion>
        </text:changed-region>
        <text:changed-region xml:id="ct58843072" text:id="ct58843072">
          <text:insertion>
            <office:change-info>
              <dc:creator>Ray Lischner</dc:creator>
              <dc:date>2013-11-17T09:26:00</dc:date>
            </office:change-info>
          </text:insertion>
        </text:changed-region>
        <text:changed-region xml:id="ct58913792" text:id="ct58913792">
          <text:deletion>
            <office:change-info>
              <dc:creator>Ray Lischner</dc:creator>
              <dc:date>2013-11-17T09:26:00</dc:date>
            </office:change-info>
            <text:p text:style-name="Code">
<text:span text:style-name="Comment_20_Reference">
<text:span text:style-name="T2">
<office:annotation>
<dc:creator>Stefan Turalski</dc:creator>
<dc:date>2013-11-03T15:57:00</dc:date>
<text:p text:style-name="P12">
<text:span text:style-name="T18">Might be nice to add explicit casts to avoid warnings (as these come from template returns, might get noisy with verbose settings)</text:span>
</text:p>
</office:annotation>
</text:span>
</text:span>
</text:p>
          </text:deletion>
        </text:changed-region>
        <text:changed-region xml:id="ct58940160" text:id="ct58940160">
          <text:deletion>
            <office:change-info>
              <dc:creator>Ray Lischner</dc:creator>
              <dc:date>2013-11-17T09:27:00</dc:date>
            </office:change-info>
            <text:p text:style-name="Code">
<text:span text:style-name="T3">
<text:s text:c="6"/>
</text:span>
</text:p>
          </text:deletion>
        </text:changed-region>
        <text:changed-region xml:id="ct58938512" text:id="ct58938512">
          <text:deletion>
            <office:change-info>
              <dc:creator>Ray Lischner</dc:creator>
              <dc:date>2013-11-17T09:27:00</dc:date>
            </office:change-info>
            <text:p text:style-name="Code">
<text:span text:style-name="T3">
<text:s text:c="6"/>
</text:span>
</text:p>
          </text:deletion>
        </text:changed-region>
        <text:changed-region xml:id="ct58954880" text:id="ct58954880">
          <text:insertion>
            <office:change-info>
              <dc:creator>Ray Lischner</dc:creator>
              <dc:date>2013-11-17T09:27:00</dc:date>
            </office:change-info>
          </text:insertion>
        </text:changed-region>
        <text:changed-region xml:id="ct58633136" text:id="ct58633136">
          <text:insertion>
            <office:change-info>
              <dc:creator>Ray Lischner</dc:creator>
              <dc:date>2013-11-17T09:28:00</dc:date>
            </office:change-info>
          </text:insertion>
        </text:changed-region>
        <text:changed-region xml:id="ct57649568" text:id="ct57649568">
          <text:deletion>
            <office:change-info>
              <dc:creator>Ray Lischner</dc:creator>
              <dc:date>2013-11-17T09:28:00</dc:date>
            </office:change-info>
            <text:p text:style-name="P1">
<text:s/>
</text:p>
          </text:deletion>
        </text:changed-region>
        <text:changed-region xml:id="ct59148064" text:id="ct59148064">
          <text:deletion>
            <office:change-info>
              <dc:creator>Ray Lischner</dc:creator>
              <dc:date>2013-11-17T09:29:00</dc:date>
            </office:change-info>
            <text:p text:style-name="Body_20_Text_20_Cont">
<text:span text:style-name="Code_20_Inline">b</text:span>
</text:p>
          </text:deletion>
        </text:changed-region>
        <text:changed-region xml:id="ct59137872" text:id="ct59137872">
          <text:insertion>
            <office:change-info>
              <dc:creator>Ray Lischner</dc:creator>
              <dc:date>2013-11-17T09:29:00</dc:date>
            </office:change-info>
          </text:insertion>
        </text:changed-region>
        <text:changed-region xml:id="ct59270192" text:id="ct59270192">
          <text:deletion>
            <office:change-info>
              <dc:creator>Ray Lischner</dc:creator>
              <dc:date>2013-11-17T09:29:00</dc:date>
            </office:change-info>
            <text:p text:style-name="Body_20_Text_20_Cont">
<text:span text:style-name="Code_20_Inline">b</text:span>
</text:p>
          </text:deletion>
        </text:changed-region>
        <text:changed-region xml:id="ct59243552" text:id="ct59243552">
          <text:insertion>
            <office:change-info>
              <dc:creator>Ray Lischner</dc:creator>
              <dc:date>2013-11-17T09:29:00</dc:date>
            </office:change-info>
          </text:insertion>
        </text:changed-region>
        <text:changed-region xml:id="ct59302800" text:id="ct59302800">
          <text:deletion>
            <office:change-info>
              <dc:creator>Ray Lischner</dc:creator>
              <dc:date>2013-11-17T09:29:00</dc:date>
            </office:change-info>
            <text:p text:style-name="Body_20_Text_20_Cont">
<text:span text:style-name="Code_20_Inline">b</text:span>
</text:p>
          </text:deletion>
        </text:changed-region>
        <text:changed-region xml:id="ct59312976" text:id="ct59312976">
          <text:insertion>
            <office:change-info>
              <dc:creator>Ray Lischner</dc:creator>
              <dc:date>2013-11-17T09:29:00</dc:date>
            </office:change-info>
          </text:insertion>
        </text:changed-region>
        <text:changed-region xml:id="ct59445840" text:id="ct59445840">
          <text:deletion>
            <office:change-info>
              <dc:creator>Ray Lischner</dc:creator>
              <dc:date>2013-11-17T09:30:00</dc:date>
            </office:change-info>
            <text:p text:style-name="Body_20_Text_20_Cont">
<text:span text:style-name="Code_20_Inline">a</text:span>
</text:p>
          </text:deletion>
        </text:changed-region>
        <text:changed-region xml:id="ct59424624" text:id="ct59424624">
          <text:insertion>
            <office:change-info>
              <dc:creator>Ray Lischner</dc:creator>
              <dc:date>2013-11-17T09:29:00</dc:date>
            </office:change-info>
          </text:insertion>
        </text:changed-region>
        <text:changed-region xml:id="ct59492448" text:id="ct59492448">
          <text:insertion>
            <office:change-info>
              <dc:creator>Ray Lischner</dc:creator>
              <dc:date>2013-11-17T09:30:00</dc:date>
            </office:change-info>
          </text:insertion>
        </text:changed-region>
        <text:changed-region xml:id="ct59481200" text:id="ct59481200">
          <text:deletion>
            <office:change-info>
              <dc:creator>Ray Lischner</dc:creator>
              <dc:date>2013-11-17T09:30:00</dc:date>
            </office:change-info>
            <text:p text:style-name="Code">
<text:span text:style-name="T1">2</text:span>
</text:p>
          </text:deletion>
        </text:changed-region>
        <text:changed-region xml:id="ct59536752" text:id="ct59536752">
          <text:deletion>
            <office:change-info>
              <dc:creator>Ray Lischner</dc:creator>
              <dc:date>2013-11-17T09:30:00</dc:date>
            </office:change-info>
            <text:p text:style-name="Body_20_Text_20_Cont">
<text:span text:style-name="Code_20_Inline">b</text:span>
</text:p>
          </text:deletion>
        </text:changed-region>
        <text:changed-region xml:id="ct59534288" text:id="ct59534288">
          <text:insertion>
            <office:change-info>
              <dc:creator>Ray Lischner</dc:creator>
              <dc:date>2013-11-17T09:30:00</dc:date>
            </office:change-info>
          </text:insertion>
        </text:changed-region>
        <text:changed-region xml:id="ct59659552" text:id="ct59659552">
          <text:deletion>
            <office:change-info>
              <dc:creator>Ray Lischner</dc:creator>
              <dc:date>2013-11-17T09:30:00</dc:date>
            </office:change-info>
            <text:p text:style-name="Body_20_Text_20_Cont">
<text:span text:style-name="Code_20_Inline">b</text:span>
</text:p>
          </text:deletion>
        </text:changed-region>
        <text:changed-region xml:id="ct59634320" text:id="ct59634320">
          <text:insertion>
            <office:change-info>
              <dc:creator>Ray Lischner</dc:creator>
              <dc:date>2013-11-17T09:30:00</dc:date>
            </office:change-info>
          </text:insertion>
        </text:changed-region>
        <text:changed-region xml:id="ct57184688" text:id="ct57184688">
          <text:deletion>
            <office:change-info>
              <dc:creator>Ray Lischner</dc:creator>
              <dc:date>2013-11-17T09:31:00</dc:date>
            </office:change-info>
            <text:p text:style-name="Body_20_Text_20_Cont">is </text:p>
          </text:deletion>
        </text:changed-region>
        <text:changed-region xml:id="ct59991728" text:id="ct59991728">
          <text:insertion>
            <office:change-info>
              <dc:creator>Ray Lischner</dc:creator>
              <dc:date>2013-11-17T09:31:00</dc:date>
            </office:change-info>
          </text:insertion>
        </text:changed-region>
        <text:changed-region xml:id="ct60771216" text:id="ct60771216">
          <text:deletion>
            <office:change-info>
              <dc:creator>Ray Lischner</dc:creator>
              <dc:date>2013-11-17T09:31:00</dc:date>
            </office:change-info>
            <text:p text:style-name="Body_20_Text_20_Cont">
<text:span text:style-name="T5">ent</text:span>
</text:p>
          </text:deletion>
        </text:changed-region>
        <text:changed-region xml:id="ct60371328" text:id="ct60371328">
          <text:insertion>
            <office:change-info>
              <dc:creator>Ray Lischner</dc:creator>
              <dc:date>2013-11-17T09:32:00</dc:date>
            </office:change-info>
          </text:insertion>
        </text:changed-region>
        <text:changed-region xml:id="ct61354128" text:id="ct61354128">
          <text:deletion>
            <office:change-info>
              <dc:creator>Ray Lischner</dc:creator>
              <dc:date>2013-11-17T09:32:00</dc:date>
            </office:change-info>
            <text:p text:style-name="Body_20_Text_20_Cont">That’s because</text:p>
          </text:deletion>
        </text:changed-region>
        <text:changed-region xml:id="ct60765024" text:id="ct60765024">
          <text:insertion>
            <office:change-info>
              <dc:creator>Ray Lischner</dc:creator>
              <dc:date>2013-11-17T09:32:00</dc:date>
            </office:change-info>
          </text:insertion>
        </text:changed-region>
        <text:changed-region xml:id="ct61335776" text:id="ct61335776">
          <text:deletion>
            <office:change-info>
              <dc:creator>Ray Lischner</dc:creator>
              <dc:date>2013-11-17T09:32:00</dc:date>
            </office:change-info>
            <text:p text:style-name="Body_20_Text_20_Cont">does </text:p>
          </text:deletion>
        </text:changed-region>
        <text:changed-region xml:id="ct61374992" text:id="ct61374992">
          <text:insertion>
            <office:change-info>
              <dc:creator>Ray Lischner</dc:creator>
              <dc:date>2013-11-17T09:32:00</dc:date>
            </office:change-info>
          </text:insertion>
        </text:changed-region>
        <text:changed-region xml:id="ct61344000" text:id="ct61344000">
          <text:deletion>
            <office:change-info>
              <dc:creator>Ray Lischner</dc:creator>
              <dc:date>2013-11-17T09:32:00</dc:date>
            </office:change-info>
            <text:p text:style-name="Body_20_Text_20_Cont">but instead</text:p>
          </text:deletion>
        </text:changed-region>
        <text:changed-region xml:id="ct58914784" text:id="ct58914784">
          <text:insertion>
            <office:change-info>
              <dc:creator>Ray Lischner</dc:creator>
              <dc:date>2013-11-17T09:32:00</dc:date>
            </office:change-info>
          </text:insertion>
        </text:changed-region>
        <text:changed-region xml:id="ct61365648" text:id="ct61365648">
          <text:deletion>
            <office:change-info>
              <dc:creator>Ray Lischner</dc:creator>
              <dc:date>2013-11-17T09:33:00</dc:date>
            </office:change-info>
            <text:p text:style-name="Body_20_Text_20_Cont">So o</text:p>
          </text:deletion>
        </text:changed-region>
        <text:changed-region xml:id="ct61374720" text:id="ct61374720">
          <text:insertion>
            <office:change-info>
              <dc:creator>Ray Lischner</dc:creator>
              <dc:date>2013-11-17T09:33:00</dc:date>
            </office:change-info>
          </text:insertion>
        </text:changed-region>
        <text:changed-region xml:id="ct61451392" text:id="ct61451392">
          <text:insertion>
            <office:change-info>
              <dc:creator>Ray Lischner</dc:creator>
              <dc:date>2013-11-17T09:33:00</dc:date>
            </office:change-info>
          </text:insertion>
        </text:changed-region>
        <text:changed-region xml:id="ct61799696" text:id="ct61799696">
          <text:insertion>
            <office:change-info>
              <dc:creator>Ray Lischner</dc:creator>
              <dc:date>2013-11-17T09:35:00</dc:date>
            </office:change-info>
          </text:insertion>
        </text:changed-region>
        <text:changed-region xml:id="ct61756464" text:id="ct61756464">
          <text:deletion>
            <office:change-info>
              <dc:creator>Ray Lischner</dc:creator>
              <dc:date>2013-11-17T09:35:00</dc:date>
            </office:change-info>
            <text:p text:style-name="Body_20_Text_20_Cont">
<text:span text:style-name="T5">Because of</text:span>
</text:p>
          </text:deletion>
        </text:changed-region>
        <text:changed-region xml:id="ct61797488" text:id="ct61797488">
          <text:insertion>
            <office:change-info>
              <dc:creator>Ray Lischner</dc:creator>
              <dc:date>2013-11-17T09:35:00</dc:date>
            </office:change-info>
          </text:insertion>
        </text:changed-region>
        <text:changed-region xml:id="ct61892768" text:id="ct61892768">
          <text:insertion>
            <office:change-info>
              <dc:creator>Ray Lischner</dc:creator>
              <dc:date>2013-11-17T09:36:00</dc:date>
            </office:change-info>
          </text:insertion>
        </text:changed-region>
        <text:changed-region xml:id="ct62080640" text:id="ct62080640">
          <text:insertion>
            <office:change-info>
              <dc:creator>Ray Lischner</dc:creator>
              <dc:date>2013-11-17T09:37:00</dc:date>
            </office:change-info>
          </text:insertion>
        </text:changed-region>
        <text:changed-region xml:id="ct57470464" text:id="ct57470464">
          <text:insertion>
            <office:change-info>
              <dc:creator>Ray Lischner</dc:creator>
              <dc:date>2013-11-17T09:38:00</dc:date>
            </office:change-info>
          </text:insertion>
        </text:changed-region>
        <text:changed-region xml:id="ct62082640" text:id="ct62082640">
          <text:insertion>
            <office:change-info>
              <dc:creator>Ray Lischner</dc:creator>
              <dc:date>2013-11-17T09:39:00</dc:date>
            </office:change-info>
          </text:insertion>
        </text:changed-region>
        <text:changed-region xml:id="ct62015520" text:id="ct62015520">
          <text:deletion>
            <office:change-info>
              <dc:creator>Ray Lischner</dc:creator>
              <dc:date>2013-11-17T09:41:00</dc:date>
            </office:change-info>
            <text:p text:style-name="Body_20_Text_20_Cont">
<text:span text:style-name="T5">the functions </text:span>
<text:span text:style-name="Code_20_Inline">
<text:span text:style-name="T5">value()</text:span>
</text:span>
<text:span text:style-name="T5">, </text:span>
<text:span text:style-name="Code_20_Inline">
<text:span text:style-name="T5">value(long)</text:span>
</text:span>
<text:span text:style-name="T5">, and </text:span>
<text:span text:style-name="Code_20_Inline">
<text:span text:style-name="T5">value(int)</text:span>
</text:span>
<text:span text:style-name="T5"> all participate in overloading, and the compiler chooses </text:span>
<text:span text:style-name="Code_20_Inline">
<text:span text:style-name="T5">value()</text:span>
</text:span>
</text:p>
          </text:deletion>
        </text:changed-region>
        <text:changed-region xml:id="ct62489776" text:id="ct62489776">
          <text:insertion>
            <office:change-info>
              <dc:creator>Ray Lischner</dc:creator>
              <dc:date>2013-11-17T09:41:00</dc:date>
            </office:change-info>
          </text:insertion>
        </text:changed-region>
        <text:changed-region xml:id="ct62584512" text:id="ct62584512">
          <text:deletion>
            <office:change-info>
              <dc:creator>Ray Lischner</dc:creator>
              <dc:date>2013-11-17T09:41:00</dc:date>
            </office:change-info>
            <text:p text:style-name="Body_20_Text_20_Cont">t choos</text:p>
          </text:deletion>
        </text:changed-region>
        <text:changed-region xml:id="ct62602432" text:id="ct62602432">
          <text:insertion>
            <office:change-info>
              <dc:creator>Ray Lischner</dc:creator>
              <dc:date>2013-11-17T09:41:00</dc:date>
            </office:change-info>
          </text:insertion>
        </text:changed-region>
        <text:changed-region xml:id="ct62481488" text:id="ct62481488">
          <text:insertion>
            <office:change-info>
              <dc:creator>Ray Lischner</dc:creator>
              <dc:date>2013-11-17T09:42:00</dc:date>
            </office:change-info>
          </text:insertion>
        </text:changed-region>
        <text:changed-region xml:id="ct63039616" text:id="ct63039616">
          <text:insertion>
            <office:change-info>
              <dc:creator>Ray Lischner</dc:creator>
              <dc:date>2013-11-17T09:44:00</dc:date>
            </office:change-info>
          </text:insertion>
        </text:changed-region>
        <text:changed-region xml:id="ct53576464" text:id="ct53576464">
          <text:deletion>
            <office:change-info>
              <dc:creator>Stefan Turalski</dc:creator>
              <dc:date>2013-11-03T16:50:00</dc:date>
            </office:change-info>
            <text:p text:style-name="Body_20_Text_20_Cont">namspaces</text:p>
          </text:deletion>
        </text:changed-region>
        <text:changed-region xml:id="ct53265168" text:id="ct53265168">
          <text:insertion>
            <office:change-info>
              <dc:creator>Stefan Turalski</dc:creator>
              <dc:date>2013-11-03T16:50:00</dc:date>
            </office:change-info>
          </text:insertion>
        </text:changed-region>
        <text:changed-region xml:id="ct53253360" text:id="ct53253360">
          <text:deletion>
            <office:change-info>
              <dc:creator>Stefan Turalski</dc:creator>
              <dc:date>2013-11-03T17:09:00</dc:date>
            </office:change-info>
            <text:p text:style-name="Body_20_Text_20_Cont">namepsace</text:p>
          </text:deletion>
        </text:changed-region>
        <text:changed-region xml:id="ct53378512" text:id="ct53378512">
          <text:insertion>
            <office:change-info>
              <dc:creator>Stefan Turalski</dc:creator>
              <dc:date>2013-11-03T17: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Ref_Title"/>Names, Namespaces, and Templates<text:span text:style-name="Comment_20_Reference"><text:span text:style-name="T7"><office:annotation><dc:creator>Stefan Turalski</dc:creator><dc:date>2013-11-03T18:48:00</dc:date><text:p text:style-name="P12"><text:span text:style-name="T18">A (very) dense and packed chapter. I must admit I had to walk over discussions of ‘what the code above does’ few times (and I’m still not 100% sure I got it, great that we have the code to speak for itself ;-)</text:span></text:p><text:p text:style-name="P12"><text:span text:style-name="T18"/></text:p><text:p text:style-name="P12"><text:span text:style-name="T18">Out of important comments there is just one on the naming of namespaces (Ray refers to b, where we have ns2 in the listing below).</text:span></text:p><text:p text:style-name="P12"><text:span text:style-name="T18"/></text:p><text:p text:style-name="P12"><text:span text:style-name="T18">Taking on account that the chapter already is rather hard to digest, I’d drop temptation to ask for more than a comment on the:</text:span></text:p><text:p text:style-name="P12"><text:span text:style-name="T18">this-&gt; vs. point3d&lt;T&gt;:: usage (please see comments below).</text:span></text:p><text:p text:style-name="P12"><text:span text:style-name="T18"/></text:p></office:annotation></text:span></text:span><text:bookmark-end text:name="Ref_Title"/></text:p>
      <text:p text:style-name="P3"/>
      <text:p text:style-name="Body_20_Text_20_First">The basics of using namespaces and templates are straightforward and easy to learn. Taking advantage of argument-dependent lookup (ADL) is also simple: declare free functions and operators in the same namespace as your classes. But sometimes life isn’t so simple. Especially when using templates, you can get stuck in strange corners, and the compiler issues bizarre and useless messages, and you realize you should have spent more time studying names, namespaces, and templates beyond the basics.</text:p>
      <text:p text:style-name="Body_20_Text_20_Cont">The detailed rules can be excruciatingly complicated because they must cover all the pathological cases, for example to explain why the following is legal (albeit resulting in some compiler warnings) and what it means:</text:p>
      <text:p text:style-name="Code">enum X { X };</text:p>
      <text:p text:style-name="Code">void XX(enum X X=::X) { if (enum X X=X) X; }</text:p>
      <text:p text:style-name="Body_20_Text_20_Cont">and why the following is illegal:</text:p>
      <text:p text:style-name="Code">enum X { X } X;</text:p>
      <text:p text:style-name="Code">void XX(X X=X) { if (X X=X) X; }</text:p>
      <text:p text:style-name="Body_20_Text_20_Cont">But rational programmers don’t write code in that manner, and some common sense guidelines go a long way toward simplifying the complicated rules. Thus, this Exploration provides more details than earlier in the book, but omits many picky details that matter only to entrants in obfuscated C++ contests.</text:p>
      <text:p text:style-name="Heading_20_1"><text:soft-page-break/>Common Rules</text:p>
      <text:p text:style-name="Body_20_Text_20_First">Certain rules apply to all types of name lookup. (Subsequent sections will examine the rules particular to certain contexts). The basic rule is that the compiler must know what a name means when it sees the name in source code.</text:p>
      <text:p text:style-name="Body_20_Text_20_Cont">Most names must be declared earlier in the file (or in an included header) than where the name is used. The only exception is in the definition of a member function: a name can be another member of the same class, even if the member is declared later in the class definition than the use of that name. Names must be unique within a scope, except for overloaded functions and operators. The compiler issues an error if you attempt to declare two names that would conflict, such as two variables with the same name in the same scope, or a data member and member function with the same name in a single class.</text:p>
      <text:p text:style-name="Body_20_Text_20_Cont">Functions can have multiple declarations with the same name, following the rules for overloading, that is, argument number or types must be different, or <text:span text:style-name="Code_20_Inline">const</text:span> qualification must be different for member functions.</text:p>
      <text:p text:style-name="Body_20_Text_20_Cont">Access rules (public, private, or protected) have no effect on name lookup rules for members of a class (nested types and typedefs, data members, and member functions). The usual name lookup rules identify the proper declaration, and only then does the compiler check whether access to the name is permitted.</text:p>
      <text:p text:style-name="Body_20_Text_20_Cont">Whether a name is that of a virtual function has no effect on name lookup. The name is looked up normally, and once the name is found, then the compiler checks whether the name is that of a virtual function. If so, and if the object is accessed via a reference or pointer, the compiler generates the necessary code to perform a runtime lookup of the actual function.</text:p>
      <text:p text:style-name="Heading_20_1">Name Lookup In Templates</text:p>
      <text:p text:style-name="Body_20_Text_20_First">Templates complicate name lookup. In particular, a name can depend on a template parameter. Such a dependent name has different lookup rules than non-dependent names. Dependent names can change meaning according to the template arguments used in a template specialization. One specialization may declare a name as a type and other may declare it as a function. (Of course, such a programming style is highly discouraged, but the rules of C++ must allow for such possibilities.)</text:p>
      <text:p text:style-name="Body_20_Text_20_Cont">Lookup of non-dependent names follow the usual name lookup rules where the template is defined. Lookup of dependent names may include lookup in namespaces associated with the template instantiation in addition to the normal rules that apply where the template is defined. Subsequent sections provide additional details, according to the kind of name lookup being performed.</text:p>
      <text:p text:style-name="Heading_20_1">Three Kinds of Name Lookup</text:p>
      <text:p text:style-name="Body_20_Text_20_First">C++ defines three kinds of name lookup: member access operators; names prefaced by class, enumeration, or namespace names; and bare names.</text:p>
      <text:list xml:id="list3036524614326749053" text:style-name="WW8Num4">
        <text:list-item>
          <text:p text:style-name="P5"><text:soft-page-break/><text:span text:style-name="T10"><text:s/></text:span>A class member access operator is <text:span text:style-name="Code_20_Inline">.</text:span> or <text:span text:style-name="Code_20_Inline">-&gt;</text:span>. The left-hand side is an expression that yields an object of class type, reference to an object, or pointer to an object. The dot (.) requires an object or reference and <text:span text:style-name="Code_20_Inline">-&gt;</text:span> requires a pointer. The right-hand side is a member name (data member or member function). For example, in the expression <text:span text:style-name="Code_20_Inline">cout.width(3)</text:span>, <text:span text:style-name="Code_20_Inline">cout</text:span> is the object, and <text:span text:style-name="Code_20_Inline">width</text:span> is the member name.</text:p>
        </text:list-item>
        <text:list-item>
          <text:p text:style-name="P5">A class, enumeration, or namespace name may be followed by the scope operator (<text:span text:style-name="Code_20_Inline">::</text:span>) and a name, such as <text:span text:style-name="Code_20_Inline">std::string</text:span>. The name is said to be <text:span text:style-name="Emphasis">qualified</text:span> by the class, enumeration, or namespace name. No other kind of name may appear to the left of the scope operator. The compiler looks up the name in the scope of the class, enumeration, or namespace. The name itself may be another class, enumerator, or namespace name; or it may be a function, variable, or typedef name. For example, in <text:span text:style-name="Code_20_Inline">std::chrono::system_clock::duration</text:span>, <text:span text:style-name="Code_20_Inline">std</text:span> and <text:span text:style-name="Code_20_Inline">chrono</text:span> are namespace names, <text:span text:style-name="Code_20_Inline">sytem_clock</text:span> is a class name, and <text:span text:style-name="Code_20_Inline">duration</text:span> is a <text:change-start text:change-id="ct58666208"/><text:span text:style-name="T1">member </text:span><text:change-end text:change-id="ct58666208"/>typedef.</text:p>
        </text:list-item>
        <text:list-item>
          <text:p text:style-name="P5">A plain identifier or operator is called an <text:span text:style-name="Emphasis">unqualified</text:span> name. The name can be a namespace name, type name, function name, or object name, depending on context. Different contexts have slightly different lookup rules.</text:p>
        </text:list-item>
      </text:list>
      <text:p text:style-name="Body_20_Text_20_Cont">The next three sections describe each style of name lookup in more detail.</text:p>
      <text:p text:style-name="Heading_20_1">Member Access Operators</text:p>
      <text:p text:style-name="Body_20_Text_20_First">The simplest rules are for member access operators. The left-hand side of the member access operator (. or -&gt;) determines the context for the lookup. The object must have class type (or pointer or reference to a class type), and the name on the right-hand size must be a data member or member function of that class or of an ancestor class. The search begins with the declared type of the object, and continues with its base class (or classes, searching multiple classes from left to right in order of declaration), and their base classes, and so on, stopping at the first class with a matching name.</text:p>
      <text:p text:style-name="Body_20_Text_20_Cont">If the name is a function, the compiler collects all declarations of the same name in the same class and chooses one function according to the rules of function and operator overloading. Note that the compiler does not consider any functions in ancestor classes. The name lookup stops as soon as the name is found. If you want a base class’s names to participate in operator overloading, use a <text:span text:style-name="Emphasis">using</text:span> declaration in the derived class to bring the base class names into the derived class context.</text:p>
      <text:p text:style-name="Body_20_Text_20_Cont">In the body of a member function, the left-hand object can be the <text:span text:style-name="Code_20_Inline">this</text:span> keyword, which is a pointer to the object on the left-hand side of the member access operator. If the member function is declared with the <text:span text:style-name="Code_20_Inline">const</text:span> qualifier, <text:span text:style-name="Code_20_Inline">this</text:span> is a pointer to <text:span text:style-name="Code_20_Inline">const</text:span>. If a base class is a <text:change-start text:change-id="ct58630272"/><text:span text:style-name="T1">template parameter or depends on a template parameter</text:span><text:change-end text:change-id="ct58630272"/><text:change text:change-id="ct58815424"/>, the compiler does not know which members may be inherited from the base class until the template is instantiated. You <text:change text:change-id="ct58710336"/><text:change-start text:change-id="ct58673440"/><text:span text:style-name="T1">should</text:span><text:change-end text:change-id="ct58673440"/> use <text:span text:style-name="Code_20_Inline">this-&gt;</text:span> <text:span text:style-name="Comment_20_Reference"><text:span text:style-name="T8"><office:annotation><dc:creator>Stefan Turalski</dc:creator><dc:date>2013-11-03T15:52:00</dc:date><text:p text:style-name="P12"><text:span text:style-name="T18">Must -&gt; should, we are in C++ wonderland now ;-)</text:span></text:p><text:p text:style-name="P12"><text:span text:style-name="T18">For some time I tend to lean towards use of ::, say Base&lt;T&gt;::foo() just in to make it a bit more explicit what I’m calling to (of course won’t work for types, and Base&lt;T&gt;::Foo x=0 won’t compile, whist typename Base&lt;T&gt;::Foo x=0 seems like a bit of overhead).</text:span></text:p></office:annotation></text:span></text:span>to access an inherited member to tell the compiler that the name is a member name, and the compiler will lookup the name when it instantiates the template.</text:p>
      <text:p text:style-name="Body_20_Text_20_Cont">Listing 68-1 demonstrates several uses for member access operators.</text:p>
      <text:p text:style-name="Code_20_Caption"><text:span text:style-name="T6">Listing 68-1.</text:span> Member Access Operators</text:p>
      <text:p text:style-name="Code"><text:soft-page-break/>#include &lt;cmath&gt;</text:p>
      <text:p text:style-name="Code">#include &lt;iostream&gt;</text:p>
      <text:p text:style-name="Code"/>
      <text:p text:style-name="Code">template&lt;class T&gt;</text:p>
      <text:p text:style-name="Code">class point2d {</text:p>
      <text:p text:style-name="Code">public:</text:p>
      <text:p text:style-name="Code"><text:span text:style-name="T3"><text:s text:c="3"/></text:span>point2d(T x, T y) : x_(x), y_(y) {}</text:p>
      <text:p text:style-name="Code"><text:span text:style-name="T3"><text:s text:c="3"/></text:span>virtual ~point2d() {}</text:p>
      <text:p text:style-name="Code"><text:span text:style-name="T3"><text:s text:c="3"/></text:span>T x() const { return x_; }</text:p>
      <text:p text:style-name="Code"><text:span text:style-name="T3"><text:s text:c="3"/></text:span>T y() const { return y_; }</text:p>
      <text:p text:style-name="Code"><text:span text:style-name="T3"><text:s text:c="3"/></text:span>T abs() const { return std::sqrt(x() * x() + y() * y()); }</text:p>
      <text:p text:style-name="Code"><text:span text:style-name="T3"><text:s text:c="3"/></text:span>virtual void print(std::ostream&amp; stream) const {</text:p>
      <text:p text:style-name="Code"><text:span text:style-name="T3"><text:s text:c="6"/></text:span>stream &lt;&lt; '(' &lt;&lt; x() &lt;&lt; ", " &lt;&lt; y() &lt;&lt; ')';</text:p>
      <text:p text:style-name="Code"><text:span text:style-name="T3"><text:s text:c="3"/></text:span>}</text:p>
      <text:p text:style-name="Code">private:</text:p>
      <text:p text:style-name="Code"><text:span text:style-name="T3"><text:s text:c="3"/></text:span>T x_, y_;</text:p>
      <text:p text:style-name="Code">};</text:p>
      <text:p text:style-name="Code"/>
      <text:p text:style-name="Code">template&lt;class T&gt;</text:p>
      <text:p text:style-name="Code">class point3d : public point2d&lt;T&gt; {</text:p>
      <text:p text:style-name="Code">public:</text:p>
      <text:p text:style-name="Code"><text:span text:style-name="T3"><text:s text:c="3"/></text:span>point3d(T x, T y, T z) : point2d&lt;T&gt;(x, y), z_(z) {}</text:p>
      <text:p text:style-name="Code"><text:span text:style-name="T3"><text:s text:c="3"/></text:span>T z() const { return z_; }</text:p>
      <text:p text:style-name="Code"><text:span text:style-name="T3"><text:s text:c="3"/></text:span>T abs() const {</text:p>
      <text:p text:style-name="Code"><text:span text:style-name="T3"><text:s text:c="6"/></text:span>return <text:change-start text:change-id="ct58843072"/><text:span text:style-name="T1">static_cast&lt;T&gt;(</text:span><text:change-end text:change-id="ct58843072"/><text:change text:change-id="ct58913792"/>std::sqrt(<text:span text:style-name="Code_20_Bold">this-&gt;x</text:span>() <text:span text:style-name="Comment_20_Reference"><text:span text:style-name="T8"><office:annotation><dc:creator>Stefan Turalski</dc:creator><dc:date>2013-11-03T15:55:00</dc:date><text:p text:style-name="P12"><text:span text:style-name="T18">I’d use </text:span><text:span text:style-name="T21">point2d</text:span><text:span text:style-name="T22">&lt;T&gt;::x() as well, just for completeness and spicing things up.</text:span></text:p></office:annotation></text:span></text:span>* <text:span text:style-name="Code_20_Bold">this-&gt;x</text:span>() +</text:p>
      <text:p text:style-name="Code"><text:span text:style-name="T3"><text:s text:c="17"/></text:span><text:change text:change-id="ct58940160"/><text:span text:style-name="Code_20_Bold">this-&gt;y</text:span>() * <text:span text:style-name="Code_20_Bold">this-&gt;y</text:span>() +</text:p>
      <text:p text:style-name="Code"><text:span text:style-name="T3"><text:s text:c="17"/></text:span><text:change text:change-id="ct58938512"/><text:span text:style-name="Code_20_Bold">this-&gt;z</text:span>() * <text:span text:style-name="Code_20_Bold">this-&gt;z</text:span>())<text:change-start text:change-id="ct58954880"/><text:span text:style-name="T1">)</text:span><text:change-end text:change-id="ct58954880"/>;</text:p>
      <text:p text:style-name="Code"><text:span text:style-name="T3"><text:s text:c="3"/></text:span>}</text:p>
      <text:p text:style-name="Code"><text:span text:style-name="T3"><text:s text:c="3"/></text:span>virtual void print(std::ostream&amp; stream) const {</text:p>
      <text:p text:style-name="Code"><text:span text:style-name="T3"><text:s text:c="6"/></text:span>stream &lt;&lt; '(' &lt;&lt; <text:span text:style-name="Code_20_Bold">this-&gt;x</text:span>() &lt;&lt; ", " &lt;&lt; <text:span text:style-name="Code_20_Bold">this-&gt;y</text:span>() &lt;&lt; ", " &lt;&lt; z() &lt;&lt; ')';</text:p>
      <text:p text:style-name="Code"><text:span text:style-name="T3"><text:s text:c="3"/></text:span>}</text:p>
      <text:p text:style-name="Code">private:</text:p>
      <text:p text:style-name="Code"><text:span text:style-name="T3"><text:s text:c="3"/></text:span>T z_;</text:p>
      <text:p text:style-name="Code">};</text:p>
      <text:p text:style-name="Code"/>
      <text:p text:style-name="Code">template&lt;class T&gt;</text:p>
      <text:p text:style-name="Code">std::ostream&amp; operator&lt;&lt;(std::ostream&amp; stream, point2d&lt;T&gt; const&amp; pt)</text:p>
      <text:p text:style-name="Code">{</text:p>
      <text:p text:style-name="Code"><text:span text:style-name="T3"><text:s text:c="3"/></text:span><text:span text:style-name="Code_20_Bold">pt.print</text:span>(stream);</text:p>
      <text:p text:style-name="Code"><text:span text:style-name="T3"><text:s text:c="3"/></text:span>return stream;</text:p>
      <text:p text:style-name="Code">}</text:p>
      <text:p text:style-name="Code"/>
      <text:p text:style-name="Code">int main()</text:p>
      <text:p text:style-name="Code">{</text:p>
      <text:p text:style-name="Code"><text:span text:style-name="T3"><text:s text:c="3"/></text:span>point3d&lt;int&gt; origin{0, 0, 0};</text:p>
      <text:p text:style-name="Code"><text:span text:style-name="T3"><text:s text:c="3"/></text:span>std::cout &lt;&lt; "abs(origin) = " &lt;&lt; <text:span text:style-name="Code_20_Bold">origin.abs</text:span>() &lt;&lt; '\n';</text:p>
      <text:p text:style-name="Code"/>
      <text:p text:style-name="Code"><text:span text:style-name="T3"><text:s text:c="3"/></text:span>point3d&lt;int&gt; unit{1, 1, 1};</text:p>
      <text:p text:style-name="Code"><text:span text:style-name="T3"><text:s text:c="3"/></text:span>point2d&lt;int&gt;* ptr{ &amp;unit };</text:p>
      <text:p text:style-name="Code"><text:span text:style-name="T3"><text:s text:c="3"/></text:span>std::cout &lt;&lt; "abs(unit) = " &lt;&lt; <text:span text:style-name="Code_20_Bold">ptr-&gt;abs</text:span>() &lt;&lt; '\n';</text:p>
      <text:p text:style-name="Code"><text:soft-page-break/><text:span text:style-name="T3"><text:s text:c="3"/></text:span>std::cout &lt;&lt; "*ptr = " &lt;&lt; *ptr &lt;&lt; '\n';</text:p>
      <text:p text:style-name="Code">}</text:p>
      <text:p text:style-name="P1">The <text:span text:style-name="Code_20_Inline">main()</text:span> function uses member name lookup the way you are used to seeing it. This usage is simple to understand, and you have been using it throughout this book.<text:change-start text:change-id="ct58633136"/></text:p>
      <text:p text:style-name="P1"><text:change-end text:change-id="ct58633136"/><text:change text:change-id="ct57649568"/>The use of member name lookup in <text:span text:style-name="Code_20_Inline">point3d::abs()</text:span>, however, is more interesting. The use of <text:span text:style-name="Code_20_Inline">this-&gt;</text:span> is required because the base class, <text:span text:style-name="Code_20_Inline">point2d&lt;T&gt;</text:span> depends on the template parameter, <text:span text:style-name="Code_20_Inline">T</text:span>.</text:p>
      <text:p text:style-name="Body_20_Text_20_Cont">The <text:span text:style-name="Code_20_Inline">operator&lt;&lt;</text:span> function takes a reference to a <text:span text:style-name="Code_20_Inline">point2d</text:span> instance and calls its <text:span text:style-name="Code_20_Inline">print</text:span> function. The virtual function is dispatched to the real function, which in this case is <text:span text:style-name="Code_20_Inline">point3d::print</text:span>. You know how this works, so this is just a reminder of how the compiler looks up the name <text:span text:style-name="Code_20_Inline">print</text:span> in the <text:span text:style-name="Code_20_Inline">point2d</text:span> class template because that is the type of the <text:span text:style-name="Code_20_Inline">pt</text:span> function parameter.</text:p>
      <text:p text:style-name="Heading_20_1">Qualified Name Lookup</text:p>
      <text:p text:style-name="Body_20_Text_20_First">A <text:span text:style-name="Emphasis">qualified</text:span> name uses the scope (<text:span text:style-name="Code_20_Inline">::</text:span>) operator. You have been using qualified names from the very first program. The name <text:span text:style-name="Code_20_Inline">std::string</text:span> is qualified, which means the name <text:span text:style-name="Code_20_Inline">string</text:span> is looked up in a context specified by the <text:span text:style-name="Code_20_Inline">std::</text:span> qualifier. In this simple class, <text:span text:style-name="Code_20_Inline">std</text:span> names a namespace, so <text:span text:style-name="Code_20_Inline">string</text:span> is looked up in that namespace.</text:p>
      <text:p text:style-name="Body_20_Text_20_Cont">The qualifier can also be a class name or the name of a scoped enumeration. Class names can nest, so the left- and right-hand side of the scope operator may be a class name. If the left-hand name is that of an enumerated type, the right-hand name must be an enumerator in that type.</text:p>
      <text:p text:style-name="Body_20_Text_20_Cont">The compiler starts its search with the left-most name. If the left-most name starts with a scope operator (e.g., <text:span text:style-name="Code_20_Inline">::std::string</text:span>), the compiler looks up that name in the global scope. Otherwise, it uses the usual name lookup rules for unqualified names (as described in the next section) to determine the scope that it will use for the right-hand side of the scope operator. If the right-hand name is followed by another scope operator, the identified name must be that of a namespace, class, or scoped enumeration, and the compiler looks up the right-hand name in that scope. The process repeats until the compiler has looked up the right-most name.</text:p>
      <text:p text:style-name="Body_20_Text_20_Cont">Within a namespace, a <text:span text:style-name="Emphasis">using</text:span> directive tells the compiler to search in the target namespace as well as the namespace that contains the using directive. In the following example, the qualified name <text:change text:change-id="ct59148064"/><text:change-start text:change-id="ct59137872"/><text:span text:style-name="Code_20_Inline"><text:span text:style-name="T1">ns2</text:span></text:span><text:change-end text:change-id="ct59137872"/><text:span text:style-name="Comment_20_Reference"><text:span text:style-name="T8"><office:annotation><dc:creator>Stefan Turalski</dc:creator><dc:date>2013-11-03T16:01:00</dc:date><text:p text:style-name="P12"><text:span text:style-name="T18">ns2</text:span></text:p></office:annotation></text:span></text:span><text:span text:style-name="Code_20_Inline">::Integer</text:span> tells the compiler to search in namespace <text:change text:change-id="ct59270192"/><text:change-start text:change-id="ct59243552"/><text:span text:style-name="Code_20_Inline"><text:span text:style-name="T1">ns2</text:span></text:span><text:change-end text:change-id="ct59243552"/><text:span text:style-name="Comment_20_Reference"><text:span text:style-name="T8"><office:annotation><dc:creator>Stefan Turalski</dc:creator><dc:date>2013-11-03T16:01:00</dc:date><text:p text:style-name="P12"><text:span text:style-name="T18">ns2</text:span></text:p></office:annotation></text:span></text:span> for name <text:span text:style-name="Code_20_Inline">Integer</text:span>. Because <text:change text:change-id="ct59302800"/><text:change-start text:change-id="ct59312976"/><text:span text:style-name="Code_20_Inline"><text:span text:style-name="T1">ns2</text:span></text:span><text:change-end text:change-id="ct59312976"/><text:span text:style-name="Comment_20_Reference"><text:span text:style-name="T8"><office:annotation><dc:creator>Stefan Turalski</dc:creator><dc:date>2013-11-03T16:02:00</dc:date><text:p text:style-name="P12"><text:span text:style-name="T18">ns2</text:span></text:p></office:annotation></text:span></text:span> contains a <text:span text:style-name="Emphasis">using</text:span> directive, the compiler also searches in namespace <text:change text:change-id="ct59445840"/><text:change-start text:change-id="ct59424624"/><text:span text:style-name="Code_20_Inline"><text:span text:style-name="T1">ns1</text:span></text:span><text:change-end text:change-id="ct59424624"/><text:span text:style-name="Comment_20_Reference"><text:span text:style-name="T8"><office:annotation><dc:creator>Stefan Turalski</dc:creator><dc:date>2013-11-03T16:02:00</dc:date><text:p text:style-name="P12"><text:span text:style-name="T18">ns1</text:span></text:p></office:annotation></text:span></text:span>, and so finds the <text:span text:style-name="Code_20_Inline">Integer</text:span> typedef.</text:p>
      <text:p text:style-name="Code">namespace ns1 { typedef int Integer; }</text:p>
      <text:p text:style-name="Code">namespace ns2 { using namespace ns1; }</text:p>
      <text:p text:style-name="Code">namespace ns<text:change-start text:change-id="ct59492448"/><text:span text:style-name="T1">3</text:span><text:change-end text:change-id="ct59492448"/><text:change text:change-id="ct59481200"/> <text:span text:style-name="Comment_20_Reference"><text:span text:style-name="T8"><office:annotation><dc:creator>Stefan Turalski</dc:creator><dc:date>2013-11-03T16:02:00</dc:date><text:p text:style-name="P12"><text:span text:style-name="T18">ns3?</text:span></text:p></office:annotation></text:span></text:span>{ ns2::Integer x; }</text:p>
      <text:p text:style-name="Body_20_Text_20_Cont">A <text:span text:style-name="Emphasis">using</text:span> declaration is slightly different. A <text:span text:style-name="Emphasis">using</text:span> directive affects which namespaces the compiler searches to find a name; a <text:span text:style-name="Emphasis">using</text:span> declaration doesn’t change the set of namespaces to search, but merely adds one name to the containing namespace. In the following example, the <text:span text:style-name="Emphasis">using</text:span> declaration brings the name <text:span text:style-name="Code_20_Inline">Integer</text:span> into namespace <text:change text:change-id="ct59536752"/><text:change-start text:change-id="ct59534288"/><text:span text:style-name="Code_20_Inline"><text:span text:style-name="T1">ns2</text:span></text:span><text:change-end text:change-id="ct59534288"/><text:span text:style-name="Comment_20_Reference"><text:span text:style-name="T8"><office:annotation><dc:creator>Stefan Turalski</dc:creator><dc:date>2013-11-03T16:03:00</dc:date><text:p text:style-name="P12"><text:span text:style-name="T18">Ns2</text:span></text:p></office:annotation></text:span></text:span>, just as though the typedef were written in <text:change text:change-id="ct59659552"/><text:change-start text:change-id="ct59634320"/><text:span text:style-name="Code_20_Inline"><text:span text:style-name="T1">ns2</text:span></text:span><text:change-end text:change-id="ct59634320"/>.<text:span text:style-name="Comment_20_Reference"><text:span text:style-name="T8"><office:annotation><dc:creator>Stefan Turalski</dc:creator><dc:date>2013-11-03T16:03:00</dc:date><text:p text:style-name="P12"><text:span text:style-name="T18">ns2</text:span></text:p></office:annotation></text:span></text:span></text:p>
      <text:p text:style-name="Code">namespace ns1 { typedef int Integer; }</text:p>
      <text:p text:style-name="Code">namespace ns2 { using ns1::Integer; }</text:p>
      <text:p text:style-name="Code"><text:soft-page-break/>namespace ns3 { ns2::Integer x; }</text:p>
      <text:p text:style-name="Body_20_Text_20_Cont">When a name <text:change text:change-id="ct57184688"/>depend<text:change-start text:change-id="ct59991728"/><text:span text:style-name="T5">s</text:span><text:change-end text:change-id="ct59991728"/><text:change text:change-id="ct60771216"/> on a template parameter, the compiler must know whether the name is that of a type or something else (function or object) because it affects how the compiler parses the template body. Because the name is dependent, it could be a type in one specialization and a function in another. So you need to tell the compiler what to expect. If the name should be a type, preface the qualified name with the keyword <text:span text:style-name="Code_20_Inline">typename</text:span>. Without the <text:span text:style-name="Code_20_Inline">typename</text:span> keyword, the compiler assumes the name is that of a function or object. You need the <text:span text:style-name="Code_20_Inline">typename</text:span> keyword with a dependent type, but it doesn’t hurt if you provide it before a non-dependent type.</text:p>
      <text:p text:style-name="Body_20_Text_20_Cont">Listing 68-2 shows several examples of qualified names.</text:p>
      <text:p text:style-name="Code_20_Caption"><text:span text:style-name="T6">Listing 68-2.</text:span> Qualified Name Lookup</text:p>
      <text:p text:style-name="Code">#include &lt;chrono&gt;</text:p>
      <text:p text:style-name="Code">#include &lt;iostream&gt;</text:p>
      <text:p text:style-name="Code"/>
      <text:p text:style-name="Code">namespace outer {</text:p>
      <text:p text:style-name="Code"><text:span text:style-name="T3"><text:s text:c="3"/></text:span>namespace inner {</text:p>
      <text:p text:style-name="Code"><text:span text:style-name="T3"><text:s text:c="6"/></text:span>class base {</text:p>
      <text:p text:style-name="Code"><text:span text:style-name="T3"><text:s text:c="6"/></text:span>public:</text:p>
      <text:p text:style-name="Code"><text:span text:style-name="T3"><text:s text:c="9"/></text:span>int value() const { return 1; }</text:p>
      <text:p text:style-name="Code"><text:span text:style-name="T3"><text:s text:c="9"/></text:span>static int value(long x) { return static_cast&lt;int&gt;(x); }</text:p>
      <text:p text:style-name="Code"><text:span text:style-name="T3"><text:s text:c="6"/></text:span>};</text:p>
      <text:p text:style-name="Code"><text:span text:style-name="T3"><text:s text:c="3"/></text:span>}</text:p>
      <text:p text:style-name="Code"/>
      <text:p text:style-name="Code"><text:span text:style-name="T3"><text:s text:c="3"/></text:span>template&lt;class T&gt;</text:p>
      <text:p text:style-name="Code"><text:span text:style-name="T3"><text:s text:c="3"/></text:span>class derived : public inner::base {</text:p>
      <text:p text:style-name="Code"><text:span text:style-name="T3"><text:s text:c="3"/></text:span>public:</text:p>
      <text:p text:style-name="Code"><text:span text:style-name="T3"><text:s text:c="6"/></text:span>typedef T value_type;</text:p>
      <text:p text:style-name="Code"><text:span text:style-name="T3"><text:s text:c="6"/></text:span>using <text:span text:style-name="Code_20_Bold">inner::base::value</text:span>;</text:p>
      <text:p text:style-name="Code"><text:span text:style-name="T3"><text:s text:c="6"/></text:span>static value_type example;</text:p>
      <text:p text:style-name="Code"><text:span text:style-name="T3"><text:s text:c="6"/></text:span>value_type value(value_type i) const { return i * example; }</text:p>
      <text:p text:style-name="Code"><text:span text:style-name="T3"><text:s text:c="3"/></text:span>};</text:p>
      <text:p text:style-name="Code"/>
      <text:p text:style-name="Code"><text:span text:style-name="T3"><text:s text:c="3"/></text:span>template&lt;class T&gt;</text:p>
      <text:p text:style-name="Code"><text:span text:style-name="T3"><text:s text:c="3"/></text:span>typename <text:span text:style-name="Code_20_Bold">derived&lt;T&gt;::value_type</text:span><text:span text:style-name="Code_20_Bold">derived&lt;T&gt;::example</text:span> = 2;</text:p>
      <text:p text:style-name="Code">}</text:p>
      <text:p text:style-name="Code"/>
      <text:p text:style-name="Code">template&lt;class T&gt;</text:p>
      <text:p text:style-name="Code">class more_derived : public <text:span text:style-name="Code_20_Bold">outer::derived</text:span>&lt;T&gt;{</text:p>
      <text:p text:style-name="Code">public:</text:p>
      <text:p text:style-name="Code"><text:span text:style-name="T3"><text:s text:c="3"/></text:span>typedef <text:span text:style-name="Code_20_Bold">outer::derived</text:span>&lt;T&gt; base_type;</text:p>
      <text:p text:style-name="Code"><text:span text:style-name="T3"><text:s text:c="3"/></text:span>typedef typename <text:span text:style-name="Code_20_Bold">base_type::value_type</text:span> value_type;</text:p>
      <text:p text:style-name="Code"><text:span text:style-name="T3"><text:s text:c="3"/></text:span>more_derived(value_type v) : value_{this-&gt;value(v)} {}</text:p>
      <text:p text:style-name="Code"><text:span text:style-name="T3"><text:s text:c="3"/></text:span>value_type get_value() const { return value_; }</text:p>
      <text:p text:style-name="Code">private:</text:p>
      <text:p text:style-name="Code"><text:span text:style-name="T3"><text:s text:c="3"/></text:span>value_type value_;</text:p>
      <text:p text:style-name="Code"><text:soft-page-break/>};</text:p>
      <text:p text:style-name="P11">
<text:s text:c="2"/>
</text:p>
      <text:p text:style-name="Code">int main()</text:p>
      <text:p text:style-name="Code">{</text:p>
      <text:p text:style-name="Code"><text:span text:style-name="T3"><text:s text:c="3"/></text:span><text:span text:style-name="Code_20_Bold">std::chrono::system_clock::time_point</text:span> now{<text:span text:style-name="Code_20_Bold">std::chrono::system_clock::now</text:span>()};</text:p>
      <text:p text:style-name="Code"><text:span text:style-name="T3"><text:s text:c="3"/></text:span><text:span text:style-name="Code_20_Bold">std::cout</text:span> &lt;&lt; now.time_since_epoch().count() &lt;&lt; '\n';</text:p>
      <text:p text:style-name="Code"/>
      <text:p text:style-name="Code"><text:span text:style-name="T3"><text:s text:c="3"/></text:span><text:span text:style-name="Code_20_Bold">outer::derived</text:span>&lt;int&gt; d;</text:p>
      <text:p text:style-name="Code"><text:span text:style-name="T3"><text:s text:c="3"/></text:span><text:span text:style-name="Code_20_Bold">std::cout</text:span> &lt;&lt; d.value() &lt;&lt; '\n';</text:p>
      <text:p text:style-name="Code"><text:span text:style-name="T3"><text:s text:c="3"/></text:span><text:span text:style-name="Code_20_Bold">std::cout</text:span> &lt;&lt; d.value(42L) &lt;&lt; '\n';</text:p>
      <text:p text:style-name="Code"><text:span text:style-name="T3"><text:s text:c="3"/></text:span><text:span text:style-name="Code_20_Bold">std::cout</text:span> &lt;&lt; <text:span text:style-name="Code_20_Bold">outer::inner::base::value</text:span>(2) &lt;&lt; '\n';</text:p>
      <text:p text:style-name="Code"/>
      <text:p text:style-name="Code"><text:span text:style-name="T3"><text:s text:c="3"/></text:span>more_derived&lt;int&gt; md(2);</text:p>
      <text:p text:style-name="Code"><text:span text:style-name="T3"><text:s text:c="3"/></text:span><text:span text:style-name="Code_20_Bold">std::cout</text:span> &lt;&lt; md.get_value() &lt;&lt; '\n';</text:p>
      <text:p text:style-name="Code">}</text:p>
      <text:p text:style-name="Body_20_Text_20_Cont">The standard <text:span text:style-name="Code_20_Inline">chrono</text:span> library is different from most other parts of the standard library by using a nested namespace, <text:span text:style-name="Code_20_Inline">std::chrono</text:span>. Within that namespace, the <text:span text:style-name="Code_20_Inline">system_clock</text:span> class has a member typedef, <text:span text:style-name="Code_20_Inline">time_point</text:span>, and a function, <text:span text:style-name="Code_20_Inline">now()</text:span>.</text:p>
      <text:p text:style-name="Body_20_Text_20_Cont">The <text:span text:style-name="Code_20_Inline">now()</text:span> function is <text:change-start text:change-id="ct60371328"/><text:span text:style-name="T5">static, so it is </text:span><text:change-end text:change-id="ct60371328"/>called as a qualified name, not using a member access operator. <text:s/><text:change text:change-id="ct61354128"/><text:change-start text:change-id="ct60765024"/><text:span text:style-name="T5">Although</text:span><text:change-end text:change-id="ct60765024"/> it <text:change text:change-id="ct61335776"/>operate<text:change-start text:change-id="ct61374992"/><text:span text:style-name="T5">s</text:span><text:change-end text:change-id="ct61374992"/> on an object, <text:change text:change-id="ct61344000"/><text:change-start text:change-id="ct58914784"/><text:span text:style-name="T5">it</text:span><text:change-end text:change-id="ct58914784"/> behaves as a free function. The only difference between <text:span text:style-name="Code_20_Inline">now()</text:span> and a completely free function is that its name is qualified by a class name instead of a namespace name. Exploration 50 briefly touched on static functions. They are not used often, but this is one of those instances when such a function is useful. The <text:span text:style-name="Code_20_Inline">now()</text:span> function is declared with the <text:span text:style-name="Code_20_Inline">static</text:span> qualifier, which means the function does not need an object, the function body has no <text:span text:style-name="Code_20_Inline">this</text:span> pointer, and the usual way to call the function is with a qualified name.</text:p>
      <text:p text:style-name="Body_20_Text_20_Cont">A data member may be <text:span text:style-name="Code_20_Inline">static</text:span>, too. (Go back to Exploration 40 for a refresher.) A member function (ordinary or static) can refer to a static data member normally, or you can use a qualified name to access the member from outside the class. <text:change text:change-id="ct61365648"/><text:change-start text:change-id="ct61374720"/><text:span text:style-name="T5">O</text:span><text:change-end text:change-id="ct61374720"/>ne additional difference between a static member function and a free function is that a static member function can access private static members of the class. If you declare a static data member, you must also provide a definition for that member, typically in the same source file where member functions are defined, . Recall that a non-static data member does not have a definition because the instance of the data member is created when the containing object is created. Static data members are independent of any objects, so they must be defined independently, too.</text:p>
      <text:p text:style-name="Body_20_Text_20_Cont">In Listing 68-2, the first call to <text:change-start text:change-id="ct61451392"/><text:span text:style-name="Code_20_Inline"><text:span text:style-name="T5">d.</text:span></text:span><text:change-end text:change-id="ct61451392"/><text:span text:style-name="Code_20_Inline">value()</text:span> calls <text:span text:style-name="Code_20_Inline">base::value()</text:span>. <text:change-start text:change-id="ct61799696"/><text:span text:style-name="T5">Without</text:span><text:change-end text:change-id="ct61799696"/><text:change text:change-id="ct61756464"/> the <text:span text:style-name="Emphasis">using</text:span> declaration in <text:span text:style-name="Code_20_Inline">derived</text:span><text:span text:style-name="Comment_20_Reference"><text:span text:style-name="T8"><office:annotation><dc:creator>Stefan Turalski</dc:creator><dc:date>2013-11-03T16:47:00</dc:date><text:p text:style-name="P12"><text:span text:style-name="T18">Could you please rephrase / clarify?</text:span></text:p></office:annotation></text:span></text:span>, <text:change-start text:change-id="ct61797488"/><text:span text:style-name="T5">the only signature for </text:span><text:span text:style-name="Code_20_Inline"><text:span text:style-name="T5">value()</text:span></text:span><text:span text:style-name="T5"> is </text:span><text:span text:style-name="Code_20_Inline"><text:span text:style-name="T5">value(value_type</text:span></text:span><text:span text:style-name="T5"> </text:span><text:span text:style-name="Code_20_Inline"><text:span text:style-name="T5">i)</text:span></text:span><text:span text:style-name="T5">, </text:span><text:change-end text:change-id="ct61797488"/><text:change-start text:change-id="ct61892768"/><text:span text:style-name="T5">which doesn’t match </text:span><text:span text:style-name="Code_20_Inline"><text:span text:style-name="T5">value()</text:span></text:span><text:span text:style-name="T5">, and so would result in a compile error. But the using </text:span><text:span text:style-name="Code_20_Inline"><text:span text:style-name="T5">inner::base::value</text:span></text:span><text:span text:style-name="T5"> declaration injects the </text:span><text:span text:style-name="Code_20_Inline"><text:span text:style-name="T5">value</text:span></text:span><text:span text:style-name="T5"> name from </text:span><text:span text:style-name="Code_20_Inline"><text:span text:style-name="T5">inner::base</text:span></text:span><text:span text:style-name="T5">, adding the </text:span><text:change-end text:change-id="ct61892768"/><text:change-start text:change-id="ct62080640"/><text:span text:style-name="T5">functions </text:span><text:span text:style-name="Code_20_Inline"><text:span text:style-name="T5">value()</text:span></text:span><text:span text:style-name="T5"> and value</text:span><text:span text:style-name="Code_20_Inline"><text:span text:style-name="T5">(long)</text:span></text:span><text:span text:style-name="T5"> as additional functions <text:s/></text:span><text:change-end text:change-id="ct62080640"/><text:change-start text:change-id="ct57470464"/><text:span text:style-name="T5">overloading the name </text:span><text:span text:style-name="Code_20_Inline"><text:span text:style-name="T5">value</text:span></text:span><text:span text:style-name="T5">. Thus, <text:s/>when the compiler looks up </text:span><text:span text:style-name="Code_20_Inline"><text:span text:style-name="T5">d.value()</text:span></text:span><text:span text:style-name="T5">, it searches all three signatures to find the </text:span><text:span text:style-name="Code_20_Inline"><text:span text:style-name="T5">value()</text:span></text:span><text:span text:style-name="T5"><text:s/>which the </text:span><text:span text:style-name="Emphasis"><text:span text:style-name="T5">using</text:span></text:span><text:span text:style-name="T5"> declaration injec</text:span><text:change-end text:change-id="ct57470464"/><text:change-start text:change-id="ct62082640"/><text:span text:style-name="T5">ted into </text:span><text:span text:style-name="Code_20_Inline"><text:span text:style-name="T5">derived</text:span></text:span><text:span text:style-name="T5">.</text:span><text:change-end text:change-id="ct62082640"/><text:change text:change-id="ct62015520"/>. The second call, <text:change-start text:change-id="ct62489776"/><text:span text:style-name="Code_20_Inline"><text:span text:style-name="T5">d.value(42L)</text:span></text:span><text:span text:style-name="T5">, </text:span><text:change-end text:change-id="ct62489776"/>i<text:change text:change-id="ct62584512"/><text:change-start text:change-id="ct62602432"/><text:span text:style-name="T5">nvok</text:span><text:change-end text:change-id="ct62602432"/>es <text:span text:style-name="Code_20_Inline">value(long)</text:span>. Even though the function is static, it can be called using a member access operator; the compiler ignores the object but uses the object’s type as the context for looking up the name. The final call to <text:span text:style-name="Code_20_Inline">value(2)</text:span> is qualified by the class name, so it<text:change-start text:change-id="ct62481488"/> <text:span text:style-name="T5">searches only the </text:span><text:span text:style-name="Code_20_Inline"><text:span text:style-name="T5">value</text:span></text:span><text:span text:style-name="T5"> functions in class </text:span><text:span text:style-name="Code_20_Inline"><text:span text:style-name="T5">base</text:span></text:span><text:span text:style-name="T5">,</text:span><text:change-end text:change-id="ct62481488"/> finds <text:span text:style-name="Code_20_Inline">value(long)</text:span>, and converts the <text:span text:style-name="Code_20_Inline">int</text:span> <text:span text:style-name="Code_20_Inline">2</text:span> to <text:span text:style-name="Code_20_Inline">long</text:span>.</text:p>
      <text:p text:style-name="Body_20_Text_20_Cont">In the <text:span text:style-name="Code_20_Inline">most_derived</text:span> class template, the base class depends on the template parameter T. Thus, the <text:span text:style-name="Code_20_Inline">base_type</text:span> typedef is dependent. The compiler needs to know what <text:span text:style-name="Code_20_Inline">base_type::value_type</text:span> is, so the <text:span text:style-name="Code_20_Inline">typename</text:span> keyword informs the compiler that <text:span text:style-name="Code_20_Inline">value_type</text:span> is a type.</text:p>
      <text:p text:style-name="Heading_20_1">Unqualified Name Lookup</text:p>
      <text:p text:style-name="Body_20_Text_20_First">A name without a member access operator or a qualifier is <text:span text:style-name="Emphasis">unqualified</text:span>. The precise rules for looking up an unqualified name depend on the context. For example, inside a member function, the compiler searches other members of the class, and then inherited members before searching in the class’s namespace and then outer namespaces.</text:p>
      <text:p text:style-name="Body_20_Text_20_Cont">The rules are common sense and the details are germane primarily to compiler writers who must get all the details correct. For most programmers, you can get by with common sense and a few guidelines:</text:p>
      <text:list xml:id="list1198924004" text:continue-numbering="true" text:style-name="WW8Num4">
        <text:list-item>
          <text:p text:style-name="Bullet">Names are looked up first in the local scope, then in outer scopes.</text:p>
        </text:list-item>
        <text:list-item>
          <text:p text:style-name="Bullet">In a class, names are looked up among the class members, then in ancestor classes.</text:p>
        </text:list-item>
        <text:list-item>
          <text:p text:style-name="Bullet">In a template, the compiler must resolve every unqualified <text:change-start text:change-id="ct63039616"/><text:span text:style-name="T17">object and type </text:span><text:change-end text:change-id="ct63039616"/>name when the template is defined, without regard to the instantiation context. Thus, it does <text:span text:style-name="Emphasis">not</text:span> search a base class for names if the base class depends on a template parameter.</text:p>
        </text:list-item>
        <text:list-item>
          <text:p text:style-name="Bullet">If a name cannot be found in the class or ancestors, or if the name is called outside of any class context, the compiler searches the immediate namespace, then outer namespaces.</text:p>
        </text:list-item>
        <text:list-item>
          <text:p text:style-name="Bullet">If a name is a function or operator, the compiler also searches the namespaces of the function arguments, and their outer namespaces, according to the rules of argument-dependent lookup (ADL). In a template, namespaces for the template declaration and instantiation are searched.</text:p>
        </text:list-item>
      </text:list>
      <text:p text:style-name="Body_20_Text_20_Cont">Listing 68-3 contains several examples of unqualified name lookup.</text:p>
      <text:p text:style-name="Code_20_Caption"><text:span text:style-name="T6">Listing 68-3.</text:span> Unqualified Name Lookup</text:p>
      <text:p text:style-name="Code">#include &lt;iostream&gt;</text:p>
      <text:p text:style-name="Code"/>
      <text:p text:style-name="Code">namespace outer {</text:p>
      <text:p text:style-name="Code"><text:span text:style-name="T3"><text:s text:c="3"/></text:span>namespace inner {</text:p>
      <text:p text:style-name="Code"><text:span text:style-name="T3"><text:s text:c="6"/></text:span>struct point { int x, y; };</text:p>
      <text:p text:style-name="Code"><text:span text:style-name="T3"><text:s text:c="6"/></text:span>inline <text:span text:style-name="Code_20_Bold">std</text:span>::ostream&amp; operator&lt;&lt;(<text:span text:style-name="Code_20_Bold">std</text:span>::ostream&amp; stream, <text:span text:style-name="Code_20_Bold">point</text:span> const&amp; p)</text:p>
      <text:p text:style-name="Code"><text:span text:style-name="T3"><text:s text:c="6"/></text:span>{</text:p>
      <text:p text:style-name="Code"><text:span text:style-name="T3"><text:s text:c="9"/></text:span><text:span text:style-name="Code_20_Bold">stream</text:span> &lt;&lt; '(' &lt;&lt; <text:span text:style-name="Code_20_Bold">p</text:span>.x &lt;&lt; ", " &lt;&lt; <text:span text:style-name="Code_20_Bold">p</text:span>.y &lt;&lt; ')';</text:p>
      <text:p text:style-name="Code"><text:span text:style-name="T3"><text:s text:c="9"/></text:span>return <text:span text:style-name="Code_20_Bold">stream</text:span>;</text:p>
      <text:p text:style-name="Code"><text:span text:style-name="T3"><text:s text:c="6"/></text:span>}</text:p>
      <text:p text:style-name="Code"><text:span text:style-name="T3"><text:s text:c="3"/></text:span>}</text:p>
      <text:p text:style-name="Code">}</text:p>
      <text:p text:style-name="Code">
<text:soft-page-break/>
</text:p>
      <text:p text:style-name="Code">typedef int Integer;</text:p>
      <text:p text:style-name="Code"/>
      <text:p text:style-name="Code">int <text:span text:style-name="Code_20_Bold">main</text:span>()</text:p>
      <text:p text:style-name="Code">{</text:p>
      <text:p text:style-name="Code"><text:span text:style-name="T3"><text:s text:c="3"/></text:span>const int multiplier{2};</text:p>
      <text:p text:style-name="Code"><text:span text:style-name="T3"><text:s text:c="3"/></text:span>for (Integer i : { 1, 2, 3}) {</text:p>
      <text:p text:style-name="Code"><text:span text:style-name="T3"><text:s text:c="6"/></text:span><text:span text:style-name="Code_20_Bold">outer</text:span>::inner::point p{<text:span text:style-name="Code_20_Bold"> i</text:span>, <text:span text:style-name="Code_20_Bold">i</text:span> * <text:span text:style-name="Code_20_Bold">multiplier</text:span> };</text:p>
      <text:p text:style-name="Code"><text:span text:style-name="T3"><text:s text:c="6"/></text:span><text:span text:style-name="Code_20_Bold">std</text:span>::cout &lt;&lt; <text:span text:style-name="Code_20_Bold">p</text:span> &lt;&lt; '\n';</text:p>
      <text:p text:style-name="Code"><text:span text:style-name="T3"><text:s text:c="3"/></text:span>}</text:p>
      <text:p text:style-name="Code">}</text:p>
      <text:p text:style-name="Heading_20_1">Argument-Dependent Lookup</text:p>
      <text:p text:style-name="Body_20_Text_20_First">The most interesting form of unqualified name lookup is argument-dependent lookup. As the name implies, the compiler looks up a function name in the namespaces determined by the function arguments. As a guideline, the compiler assembles the broadest, most inclusive set of classes and namespaces that it reasonably can, to maximize the search space for a name.</text:p>
      <text:p text:style-name="Body_20_Text_20_Cont">More precisely, if a search finds a member function, the compiler does not apply ADL and the search stops there. Otherwise, the compiler assembles an additional set of classes and <text:change text:change-id="ct53576464"/><text:change-start text:change-id="ct53265168"/>namespaces<text:change-end text:change-id="ct53265168"/> to search, and combines them with the namespaces it searches for normal lookup. The compiler builds this additional set by checking the types of the function arguments. For each function argument, the class or namespace in which the argument’s type is declared is added to the set. In addition, if the argument’s type is a class, the ancestor classes and their namespaces are also added. <text:s/>If the argument is a pointer, the additional classes and namespaces are those of the base type. If you pass a function as an argument, that function’s parameter types are added to the search space. When the compiler searches the additional ADL-only namespaces, it searches only for matching function names, ignoring types and variables.</text:p>
      <text:p text:style-name="Body_20_Text_20_Cont">If the function is a template, the additional classes and namespaces include those where the template is defined and where the template is instantiated. </text:p>
      <text:p text:style-name="Body_20_Text_20_Cont">Listing 68-4 shows several examples of argument-dependent lookup. The listing uses the definition of <text:span text:style-name="Code_20_Inline">rational</text:span> from Exploration 52, in the <text:span text:style-name="Code_20_Inline">numeric</text:span> namespace.</text:p>
      <text:p text:style-name="Code_20_Caption"><text:span text:style-name="T6">Listing 68-4.</text:span> Argument-Dependent Name Lookup</text:p>
      <text:p text:style-name="Code">#include &lt;cmath&gt;</text:p>
      <text:p text:style-name="Code">#include &lt;iostream&gt;</text:p>
      <text:p text:style-name="Code">#include "rational.hpp"</text:p>
      <text:p text:style-name="Code"/>
      <text:p text:style-name="Code">namespace data {</text:p>
      <text:p text:style-name="Code"><text:span text:style-name="T3"><text:s text:c="2"/></text:span>template&lt;class T&gt;</text:p>
      <text:p text:style-name="Code"><text:span text:style-name="T3"><text:s text:c="2"/></text:span>struct point {</text:p>
      <text:p text:style-name="Code"><text:span text:style-name="T3"><text:s text:c="4"/></text:span>T x, y;</text:p>
      <text:p text:style-name="Code"><text:span text:style-name="T3"><text:s text:c="2"/></text:span>};</text:p>
      <text:p text:style-name="Code"><text:soft-page-break/><text:span text:style-name="T3"><text:s text:c="2"/></text:span>template&lt;class Ch, class Tr, class T&gt;</text:p>
      <text:p text:style-name="Code"><text:span text:style-name="T3"><text:s text:c="2"/></text:span>std::basic_ostream&lt;Ch, Tr&gt;&amp; operator&lt;&lt;(std::basic_ostream&lt;Ch, Tr&gt;&amp; stream, point&lt;T&gt; const&amp; pt)</text:p>
      <text:p text:style-name="Code"><text:span text:style-name="T3"><text:s text:c="2"/></text:span>{</text:p>
      <text:p text:style-name="Code"><text:span text:style-name="T3"><text:s text:c="4"/></text:span>stream &lt;&lt; '(' &lt;&lt; pt.x &lt;&lt; ", " &lt;&lt; pt.y &lt;&lt; ')';</text:p>
      <text:p text:style-name="Code"><text:span text:style-name="T3"><text:s text:c="4"/></text:span>return stream;</text:p>
      <text:p text:style-name="Code"><text:span text:style-name="T3"><text:s text:c="2"/></text:span>}</text:p>
      <text:p text:style-name="Code"><text:span text:style-name="T3"><text:s text:c="2"/></text:span>template&lt;class T&gt;</text:p>
      <text:p text:style-name="Code"><text:span text:style-name="T3"><text:s text:c="2"/></text:span>T abs(point&lt;T&gt; const&amp; pt) {</text:p>
      <text:p text:style-name="Code"><text:span text:style-name="T3"><text:s text:c="4"/></text:span>using namespace std;</text:p>
      <text:p text:style-name="Code"><text:span text:style-name="T3"><text:s text:c="4"/></text:span>return sqrt(pt.x * pt.x + pt.y * pt.y);</text:p>
      <text:p text:style-name="Code"><text:span text:style-name="T3"><text:s text:c="2"/></text:span>}</text:p>
      <text:p text:style-name="Code">}</text:p>
      <text:p text:style-name="Code"/>
      <text:p text:style-name="Code">namespace numeric {</text:p>
      <text:p text:style-name="Code"><text:span text:style-name="T3"><text:s text:c="3"/></text:span>template&lt;class T&gt;</text:p>
      <text:p text:style-name="Code"><text:span text:style-name="T3"><text:s text:c="3"/></text:span>rational&lt;T&gt; sqrt(rational&lt;T&gt; r)</text:p>
      <text:p text:style-name="Code"><text:span text:style-name="T3"><text:s text:c="3"/></text:span>{</text:p>
      <text:p text:style-name="Code"><text:span text:style-name="T3"><text:s text:c="5"/></text:span>using std::sqrt;</text:p>
      <text:p text:style-name="Code"><text:span text:style-name="T3"><text:s text:c="5"/></text:span>return rational&lt;T&gt;{sqrt(static_cast&lt;double&gt;(r))};</text:p>
      <text:p text:style-name="Code"><text:span text:style-name="T3"><text:s text:c="3"/></text:span>}</text:p>
      <text:p text:style-name="Code">}</text:p>
      <text:p text:style-name="Code"/>
      <text:p text:style-name="Code">int main()</text:p>
      <text:p text:style-name="Code">{</text:p>
      <text:p text:style-name="Code"><text:span text:style-name="T3"><text:s text:c="3"/></text:span>using namespace std;</text:p>
      <text:p text:style-name="Code"><text:span text:style-name="T3"><text:s text:c="3"/></text:span>data::point&lt;numeric::rational&lt;int&gt;&gt; a{ numeric::rational&lt;int&gt;{1, 2}, numeric::rational&lt;int&gt;{2, 4} };</text:p>
      <text:p text:style-name="Code"><text:span text:style-name="T3"><text:s text:c="3"/></text:span>std::cout &lt;&lt; "abs(" &lt;&lt; a &lt;&lt; ") = " &lt;&lt; abs(a) &lt;&lt; '\n';</text:p>
      <text:p text:style-name="Code">}</text:p>
      <text:p text:style-name="Body_20_Text_20_Cont">Start with <text:span text:style-name="Code_20_Inline">main()</text:span> and follow the name lookups.</text:p>
      <text:p text:style-name="Body_20_Text_20_Cont">The first name is <text:span text:style-name="Code_20_Inline">data</text:span>, which is looked up as an unqualified name. The compiler finds the namespace <text:span text:style-name="Code_20_Inline">data</text:span>, declared in the global namespace. The compiler then knows to lookup <text:span text:style-name="Code_20_Inline">point</text:span> in the <text:span text:style-name="Code_20_Inline">data</text:span> namespace, and it finds the class template. Similarly, the compiler looks up <text:span text:style-name="Code_20_Inline">numeric</text:span>, and then <text:span text:style-name="Code_20_Inline">rational</text:span>.</text:p>
      <text:p text:style-name="Body_20_Text_20_Cont">The compiler constructs <text:span text:style-name="Code_20_Inline">a</text:span>, and adds the name to the local scope.</text:p>
      <text:p text:style-name="Body_20_Text_20_Cont">The compiler looks up <text:span text:style-name="Code_20_Inline">std</text:span> and then <text:span text:style-name="Code_20_Inline">cout</text:span>, which it finds because <text:span text:style-name="Code_20_Inline">cout</text:span> was declared in the <text:span text:style-name="Code_20_Inline">&lt;iostream&gt;</text:span> header. Next the compiler looks up the unqualified name, <text:span text:style-name="Code_20_Inline">a</text:span>, which it finds in the local scope. But then it needs to lookup <text:span text:style-name="Code_20_Inline">abs</text:span>.</text:p>
      <text:p text:style-name="Body_20_Text_20_Cont">The compiler searches first in the local scope, and then in the global scope. The <text:span text:style-name="Emphasis">using</text:span> directive tells the compiler to search namespace <text:span text:style-name="Code_20_Inline">std</text:span>, too. That exhausts the possibilities for normal lookup, so the compiler must turn to argument-dependent lookup.</text:p>
      <text:p text:style-name="Body_20_Text_20_Cont">The compiler assembles its set of scopes to search. First it adds <text:span text:style-name="Code_20_Inline">data</text:span> to the namespaces to search. Because <text:span text:style-name="Code_20_Inline">point</text:span> is a template, the compiler also searches the namespace where the template is instantiated, which is the global namespace. It already searched there, but that’s okay. Once the set is complete, the compiler searches for and finds <text:span text:style-name="Code_20_Inline">abs</text:span> in namespace <text:span text:style-name="Code_20_Inline">data</text:span>.</text:p>
      <text:p text:style-name="Body_20_Text_20_Cont"><text:soft-page-break/>In order to instantiate the template <text:span text:style-name="Code_20_Inline">abs</text:span>, with the template argument <text:span text:style-name="Code_20_Inline">numeric::rational&lt;int&gt;</text:span>, the compiler must lookup <text:span text:style-name="Code_20_Inline">operator*</text:span>. It cannot find a declaration in the local scope, namespace <text:span text:style-name="Code_20_Inline">data</text:span>, <text:change text:change-id="ct53253360"/><text:change-start text:change-id="ct53378512"/>namespace<text:change-end text:change-id="ct53378512"/><text:span text:style-name="Code_20_Inline">std</text:span>, or the global namespace. Using argument-dependent lookup, it finds <text:span text:style-name="Code_20_Inline">operator*</text:span> in the <text:span text:style-name="Code_20_Inline">numeric</text:span> namespace, where <text:span text:style-name="Code_20_Inline">rational</text:span> is declared. It performs the same lookup for <text:span text:style-name="Code_20_Inline">operator+</text:span>.</text:p>
      <text:p text:style-name="Body_20_Text_20_Cont">In order to find <text:span text:style-name="Code_20_Inline">sqrt</text:span>, the compiler again uses argument-dependent lookup. When we last visited the rational class, it lacked a <text:span text:style-name="Code_20_Inline">sqrt</text:span> function, so Listing 68-4 provides a crude one. It converts the <text:span text:style-name="Code_20_Inline">rational</text:span> to a <text:span text:style-name="Code_20_Inline">double</text:span>, calls <text:span text:style-name="Code_20_Inline">sqrt</text:span>, and then converts back to <text:span text:style-name="Code_20_Inline">rational</text:span>. The compiler finds <text:span text:style-name="Code_20_Inline">sqrt</text:span> in namespace <text:span text:style-name="Code_20_Inline">std</text:span>.</text:p>
      <text:p text:style-name="Body_20_Text_20_Cont">Finally, the compiler must again apply argument-dependent lookup for <text:span text:style-name="Code_20_Inline">operator&lt;&lt;</text:span>. When the compiler compiles <text:span text:style-name="Code_20_Inline">operator&lt;&lt;</text:span> in <text:span text:style-name="Code_20_Inline">point</text:span>, it doesn’t know about <text:span text:style-name="Code_20_Inline">operator&lt;&lt;</text:span> for <text:span text:style-name="Code_20_Inline">rational</text:span>, but it doesn’t need to until the template is instantiated. As you can see, writing code that takes advantage of argument-dependent lookup is straightforward if you follow simple guidelines. The next Exploration takes a closer look at the rules for resolving overloaded functions and operators. Again,you will find complicated rules that can be made simple by following some basic guidelines.</text:p>
      <text:p text:style-name="Body_20_Text_20_Cont">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properties fo:text-transform="uppercase" style:use-window-font-color="true" style:font-name="Arial" fo:font-size="14pt" fo:language="en" fo:country="US" fo:font-weight="bold" style:letter-kerning="true" style:font-name-asian="Times New Roman" style:font-size-asian="14pt" style:font-weight-asian="bold" style:font-name-complex="Arial"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properties style:use-window-font-color="true" style:font-name="Arial Narrow" fo:font-size="30pt" fo:language="en" fo:country="US" fo:font-weight="bold" style:letter-kerning="true" style:font-name-asian="Times New Roman" style:font-size-asian="30pt" style:font-weight-asian="bold" style:font-name-complex="Arial Narrow"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font-style-asian="italic" style:font-name-complex="Utopia"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1" style:display-name="Balloon Text1" style:family="paragraph" style:parent-style-name="Standard">
      <style:paragraph-properties fo:margin-top="0in" fo:margin-bottom="0in" style:contextual-spacing="false" style:line-height-at-least="0.0693in"/>
      <style:text-properties style:font-name="Tahoma" fo:font-size="8pt" style:font-size-asian="8pt" style:font-name-complex="Tahoma" style:font-size-complex="8pt"/>
    </style:style>
    <style:style style:name="Num_20_Sub_20_List" style:display-name="Num Sub List" style:family="paragraph" style:parent-style-name="Standard" style:list-style-name="WW8Num8">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properties style:use-window-font-color="true" style:font-name="Utopia Bold" fo:font-size="9.5pt" fo:language="en" fo:country="US" style:letter-kerning="true" style:font-name-asian="Times New Roman" style:font-size-asian="9.5pt" style:font-name-complex="Utopia Bold"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properties style:use-window-font-color="true" style:font-name="Utopia" fo:font-size="8pt" fo:language="en" fo:country="US" style:letter-kerning="true" style:font-name-asian="Times New Roman" style:font-size-asian="8pt" style:font-name-complex="Utopia"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properties style:use-window-font-color="true" style:font-name="Utopia" fo:font-size="9pt" fo:language="en" fo:country="US" style:letter-kerning="true" style:font-name-asian="Times New Roman" style:font-size-asian="9pt" style:font-name-complex="Utopia"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properties style:use-window-font-color="true" style:font-name="Arial Narrow" fo:font-size="10pt" fo:language="en" fo:country="US" fo:font-weight="bold" style:letter-kerning="true" style:font-name-asian="Times New Roman" style:font-size-asian="10pt" style:font-weight-asian="bold" style:font-name-complex="Arial Narrow"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7">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1" style:display-name="Document Map1"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font-name-complex="Utopia"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properties style:use-window-font-color="true" style:font-name="Arial" fo:font-size="9pt" fo:language="en" fo:country="US" style:letter-kerning="true" style:font-name-asian="Times New Roman" style:font-size-asian="9pt" style:font-name-complex="Arial"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properties style:use-window-font-color="true" style:font-name="Calibri" fo:font-size="11pt" fo:language="en" fo:country="US" style:letter-kerning="true" style:font-name-asian="Calibri" style:font-size-asian="11pt" style:font-name-complex="Calibri"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 fo:font-size="17pt" fo:font-weight="bold" style:font-size-asian="17pt" style:font-weight-asian="bold" style:font-name-complex="Calibri" style:font-size-complex="18pt"/>
    </style:style>
    <style:style style:name="Heading_20_2_20_Char" style:display-name="Heading 2 Char" style:family="text">
      <style:text-properties style:font-name="Arial" fo:font-size="14pt" fo:font-weight="bold" style:font-size-asian="14pt" style:font-weight-asian="bold" style:font-name-complex="Calibri" style:font-size-complex="14pt"/>
    </style:style>
    <style:style style:name="Heading_20_3_20_Char" style:display-name="Heading 3 Char" style:family="text">
      <style:text-properties style:font-name="Arial" fo:font-size="11pt" fo:font-weight="bold" style:font-size-asian="11pt" style:font-weight-asian="bold" style:font-name-complex="Calibri"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 style:font-size-complex="12pt"/>
    </style:style>
    <style:style style:name="Heading_20_5_20_Char" style:display-name="Heading 5 Char" style:family="text">
      <style:text-properties style:font-name="Arial Narrow" fo:font-size="11pt" fo:font-weight="bold" style:font-size-asian="11pt" style:font-weight-asian="bold" style:font-name-complex="Calibri"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text-properties style:font-name="Tahoma" fo:font-size="8pt" style:font-size-asian="8pt" style:font-name-complex="Calibri"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Footer_20_Char" style:display-name="Footer Char" style:family="text">
      <style:text-properties style:font-name="Utopia" fo:font-size="11pt" style:font-size-asian="11pt" style:font-name-complex="Calibri"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 style:font-size-complex="11pt"/>
    </style:style>
    <style:style style:name="Intense_20_Emphasis" style:display-name="Intense Emphasis"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name-complex="Cambria" style:font-size-complex="12pt"/>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 style:font-size-complex="11pt"/>
    </style:style>
    <style:style style:name="Gray_20_Dingbat" style:display-name="Gray Dingbat" style:family="text">
      <style:text-properties fo:color="#bfbfbf" style:font-name="ZapfDingbats" fo:font-size="12pt" style:font-size-asian="12pt" style:font-name-complex="ZapfDingbats" style:font-size-complex="12pt"/>
    </style:style>
    <style:style style:name="FM_20_Author_20_Char" style:display-name="FM Author Char" style:family="text">
      <style:text-properties style:font-name="HelveticaNeue MediumExt" fo:font-size="16pt" style:font-size-asian="16pt" style:font-name-complex="Calibri"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text-properties fo:color="#808080" style:font-name="HelveticaNeue MediumCond" fo:font-size="24pt" style:font-size-asian="24pt" style:font-name-complex="Calibri" style:font-size-complex="11pt"/>
    </style:style>
    <style:style style:name="Part_20_Number_20_Char" style:display-name="Part Number Char" style:family="text">
      <style:text-properties fo:text-transform="uppercase" style:font-name="Arial" fo:font-size="26pt" fo:font-weight="bold" style:font-size-asian="26pt" style:font-weight-asian="bold" style:font-name-complex="Calibri" style:font-size-complex="14pt"/>
    </style:style>
    <style:style style:name="Part_20_Title_20_Char" style:display-name="Part Title Char" style:family="text">
      <style:text-properties style:font-name="Arial" fo:font-size="32pt" fo:font-weight="bold" style:font-size-asian="32pt" style:font-weight-asian="bold" style:font-name-complex="Calibri"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 style:font-size-complex="24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size="12pt" style:letter-kerning="true" style:font-size-asian="12pt" style:font-name-complex="Calibri" style:font-size-complex="12pt"/>
    </style:style>
    <style:style style:name="Comment_20_Subject_20_Char" style:display-name="Comment Subject Char" style:family="text">
      <style:text-properties style:font-name="Calibri" fo:font-size="12pt" fo:font-weight="bold" style:letter-kerning="true" style:font-size-asian="12pt" style:font-weight-asian="bold" style:font-name-complex="Calibri" style:font-size-complex="12pt" style:font-weight-complex="bold"/>
    </style:style>
    <style:style style:name="Balloon_20_Text_20_Char1" style:display-name="Balloon Text Char1" style:family="text">
      <style:text-properties style:font-name="Lucida Grande" fo:font-size="9pt" style:letter-kerning="true"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9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9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9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9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9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9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9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9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Chapter_20_Number">
      <style:text-properties style:font-name="Wingdings" style:font-name-complex="Wingdings"/>
    </style:style>
    <style:style style:name="MP5" style:family="paragraph" style:parent-style-name="Standard">
      <style:text-properties style:font-name="Wingdings" fo:font-size="14pt" style:font-name-asian="Wingdings" style:font-size-asian="14pt" style:font-name-complex="Wingdings" style:font-size-complex="14pt"/>
    </style:style>
    <style:style style:name="MP6"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
<text:span text:style-name="MT1">EXPLORATION </text:span>
<text:span text:style-name="MT1">
<text:bookmark-ref text:reference-format="text" text:ref-name="Ref_Chapter"/>
</text:span>
<text:span text:style-name="MT1"> </text:span>
<text:span text:style-name="Gray_20_Dingbat">n</text:span>
<text:span text:style-name="MT1"> </text:span>
<text:span text:style-name="MT1">
<text:bookmark-ref text:reference-format="text" text:ref-name="Ref_Title">Names, Namespaces, and Templates</text:bookmark-ref>
</text:span>
</text:p>
        <text:p text:style-name="MP1"/>
      </style:header>
      <style:header-left style:display="false">
        <text:p text:style-name="Header">
<text:span text:style-name="MT1">EXPLORATION </text:span>
<text:span text:style-name="MT1">
<text:bookmark-ref text:reference-format="text" text:ref-name="Ref_Chapter"/>
</text:span>
<text:span text:style-name="MT1"> </text:span>
<text:span text:style-name="Gray_20_Dingbat">
<text:span text:style-name="MT3">n </text:span>
</text:span>
<text:span text:style-name="MT1">
<text:s/>
</text:span>
<text:span text:style-name="MT1">
<text:bookmark-ref text:reference-format="text" text:ref-name="Ref_Title">Names, Namespaces, and Templates</text:bookmark-ref>
</text:span>
</text:p>
        <text:p text:style-name="Header"/>
      </style:header-left>
      <style:footer>
        <text:p text:style-name="MP2">
<text:span text:style-name="page_20_number">
<text:page-number text:select-page="current">11</text:page-number>
</text:span>
</text:p>
        <text:p text:style-name="MP2"/>
      </style:footer>
      <style:footer-left style:display="false">
        <text:p text:style-name="Footer">
<text:span text:style-name="page_20_number">
<text:page-number text:select-page="current">10</text:page-number>
</text:span>
</text:p>
        <text:p text:style-name="Footer"/>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3"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8</text:p>
        <text:p text:style-name="MP4"/>
        <text:p text:style-name="MP5"></text:p>
      </style:header>
      <style:footer>
        <text:p text:style-name="MP6">
<text:span text:style-name="page_20_number">
<text:page-number text:select-page="current">1</text:page-number>
</text:span>
</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10-31T16:32:00</meta:creation-date>
    <dc:creator>Ray Lischner</dc:creator>
    <dc:date>2013-11-17T09:48:08</dc:date>
    <meta:editing-cycles>7</meta:editing-cycles>
    <meta:editing-duration>PT1H4M24S</meta:editing-duration>
    <meta:generator>LibreOffice/4.0-5$Linux_X86_64 LibreOffice_project/400m0$Build-305</meta:generator>
    <meta:document-statistic meta:table-count="0" meta:image-count="0" meta:object-count="0" meta:page-count="11" meta:paragraph-count="229" meta:word-count="3804" meta:character-count="23218" meta:non-whitespace-character-count="19257"/>
    <meta:user-defined meta:name="AppVersion">12.0000</meta:user-defined>
    <meta:user-defined meta:name="Chapter Number">68</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000.0000000000</meta:user-defined>
    <meta:user-defined meta:name="ScaleCrop" meta:value-type="boolean">false</meta:user-defined>
    <meta:user-defined meta:name="ShareDoc" meta:value-type="boolean">false</meta:user-defined>
    <meta:user-defined meta:name="Status" meta:value-type="string">Book Editor Review Complete</meta:user-defined>
    <meta:user-defined meta:name="display_urn:schemas-microsoft-com:office:office#Author" meta:value-type="string">Ray Lischner</meta:user-defined>
    <meta:user-defined meta:name="display_urn:schemas-microsoft-com:office:office#Editor" meta:value-type="string">Ewan Buckingham</meta:user-defined>
  </office:meta>
</office:document-meta>
</file>